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918" officeooo:paragraph-rsid="0007f9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shan J Patel</text:p>
      <text:p text:style-name="P1">21BCE6061</text:p>
      <text:p text:style-name="P1"/>
      <text:p text:style-name="Standard">#include &lt;iostream&gt;</text:p>
      <text:p text:style-name="Standard">#include &lt;algorithm&gt;</text:p>
      <text:p text:style-name="Standard">#include &lt;climits&gt;</text:p>
      <text:p text:style-name="Standard">using namespace std;</text:p>
      <text:p text:style-name="Standard">int main() {</text:p>
      <text:p text:style-name="Standard"><text:s text:c="4"/>// Write C++ code here</text:p>
      <text:p text:style-name="Standard"><text:s text:c="4"/>int arr[] = { 4, 2, 1, 6, -8, 5 };</text:p>
      <text:p text:style-name="Standard"><text:s text:c="4"/>cout&lt;&lt;"Naiive approach Without STL O(n)"&lt;&lt;endl;</text:p>
      <text:p text:style-name="Standard"><text:s text:c="4"/>int min = INT_MAX, max = INT_MIN;</text:p>
      <text:p text:style-name="Standard"><text:s text:c="4"/>for (int i: arr)</text:p>
      <text:p text:style-name="Standard"><text:s text:c="4"/>{</text:p>
      <text:p text:style-name="Standard"><text:s text:c="8"/>if (i &lt; min) {</text:p>
      <text:p text:style-name="Standard"><text:s text:c="12"/>min = i;</text:p>
      <text:p text:style-name="Standard"><text:s text:c="8"/>}</text:p>
      <text:p text:style-name="Standard"><text:s/></text:p>
      <text:p text:style-name="Standard"><text:s text:c="8"/>if (i &gt; max) {</text:p>
      <text:p text:style-name="Standard"><text:s text:c="12"/>max = i;</text:p>
      <text:p text:style-name="Standard"><text:s text:c="8"/>}</text:p>
      <text:p text:style-name="Standard"><text:s text:c="4"/>}</text:p>
      <text:p text:style-name="Standard"><text:s/></text:p>
      <text:p text:style-name="Standard"><text:s text:c="4"/>cout &lt;&lt; "The min element is " &lt;&lt; min &lt;&lt; endl;</text:p>
      <text:p text:style-name="Standard"><text:s text:c="4"/>cout &lt;&lt; "The max element is " &lt;&lt; max &lt;&lt; endl;</text:p>
      <text:p text:style-name="Standard"><text:s/></text:p>
      <text:p text:style-name="Standard"><text:s/></text:p>
      <text:p text:style-name="Standard"><text:s text:c="4"/>cout&lt;&lt;"Get With STL"&lt;&lt;endl;</text:p>
      <text:p text:style-name="Standard"><text:s text:c="4"/>int *min2 = min_element(begin(arr), end(arr));</text:p>
      <text:p text:style-name="Standard"><text:s text:c="4"/>int *max2 = max_element(begin(arr), end(arr));</text:p>
      <text:p text:style-name="Standard"><text:s/></text:p>
      <text:p text:style-name="Standard"><text:s text:c="4"/>std::cout &lt;&lt; "The min element is " &lt;&lt; *min2 &lt;&lt; std::endl;</text:p>
      <text:p text:style-name="Standard"><text:s text:c="4"/>std::cout &lt;&lt; "The max element is " &lt;&lt; *max2 &lt;&lt; std::endl;</text:p>
      <text:p text:style-name="Standard"><text:s text:c="4"/></text:p>
      <text:p text:style-name="Standard"/>
      <text:p text:style-name="Standard"><text:s text:c="4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08:38:00.723024332</meta:creation-date>
    <dc:date>2023-04-25T08:52:45.674988109</dc:date>
    <meta:editing-duration>PT14M46S</meta:editing-duration>
    <meta:editing-cycles>1</meta:editing-cycles>
    <meta:document-statistic meta:table-count="0" meta:image-count="0" meta:object-count="0" meta:page-count="1" meta:paragraph-count="36" meta:word-count="128" meta:character-count="775" meta:non-whitespace-character-count="547"/>
    <meta:generator>LibreOffice/6.4.7.2$Linux_X86_64 LibreOffice_project/40$Build-2</meta:generator>
  </office:meta>
</office:document-meta>
</file>